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ArgumentsPanel.sizeColumns( JTable 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ArgumentsPanel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ArgumentsPanel.makeNew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ArgumentsPanel.createTe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ArgumentsPanel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ArgumentsPanel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ArgumentsPanel.HTTPArgum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sPanel.isMetaDataNormal( HTTPArgument ar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ArgumentsPanel.fixSize( TableColumn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